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BeanUtils.getProperty( Object bean , String nam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getMappedPropertyLocale( Object bean , String nam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PropName( String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caleBeanUtils.getNestedProperty( Object bean , String nam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getMapp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getMappedProperty( Object bean , String 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Prop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Descriptor( Object target , String name , String propName , String key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scriptor.set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getNest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getApplyLoc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calculate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eBeanUtils.getMappedProperty( Object bean , String name , String key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get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getIndexedProperty( Object bean , String name , int index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definePropertyType( Object target , String name , String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getSimple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convert( Class type , int index , Object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getIndexedProperty( Object bean , String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getIndexedProperty( Object bean , String nam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getIndex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invokeSetter( Object target , String propName , String key , int index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setProperty( Object bean , String name , Object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get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setDefaul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setProperty( Object bean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getSimpleProperty( Object bean , String nam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convert( Class type , int index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BeanUtils.setApplyLocalized( boolean newApplyLocaliz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